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mmarEntry.GrammarEntry( ExtendedGrammar grammar , SourceValidity 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dedParserTransformer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Entry.getExtended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arserTransformer.parameterize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tendedParserTransformer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mmarEntry.writeObject( java . io .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dedParser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arserTransform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ammarEntry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Entry.readObject( java . io .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dedParser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arserTransform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dedParser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arserTransformer.setup( SourceResolver resolver , Map objectmodel , String src , Parameters parameter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55">
            <text:p text:style-name="Table_20_Contents">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